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officeooo:rsid="00bbed8f" officeooo:paragraph-rsid="00130673" style:font-size-asian="15pt" style:font-style-asian="italic" style:font-size-complex="15pt" style:font-style-complex="italic"/>
    </style:style>
    <style:style style:name="P2" style:family="paragraph" style:parent-style-name="Standard">
      <style:text-properties fo:font-size="15pt" fo:font-style="normal" officeooo:rsid="005ddfef" officeooo:paragraph-rsid="00130673" style:font-size-asian="15pt" style:font-style-asian="normal" style:font-size-complex="15pt" style:font-style-complex="normal"/>
    </style:style>
    <style:style style:name="P3" style:family="paragraph" style:parent-style-name="Standard">
      <style:text-properties fo:font-size="15pt" fo:font-style="normal" officeooo:rsid="00648c56" officeooo:paragraph-rsid="00130673" style:font-size-asian="15pt" style:font-style-asian="normal" style:font-size-complex="15pt" style:font-style-complex="normal"/>
    </style:style>
    <style:style style:name="P4" style:family="paragraph" style:parent-style-name="Standard">
      <style:text-properties fo:font-size="15pt" fo:font-style="normal" officeooo:rsid="0066703a" officeooo:paragraph-rsid="00130673" style:font-size-asian="15pt" style:font-style-asian="normal" style:font-size-complex="15pt" style:font-style-complex="normal"/>
    </style:style>
    <style:style style:name="P5" style:family="paragraph" style:parent-style-name="Standard">
      <style:text-properties fo:font-size="15pt" fo:font-style="normal" officeooo:rsid="0026822c" officeooo:paragraph-rsid="004580f2" style:font-size-asian="15pt" style:font-style-asian="normal" style:font-size-complex="15pt" style:font-style-complex="normal"/>
    </style:style>
    <style:style style:name="P6" style:family="paragraph" style:parent-style-name="Standard">
      <style:text-properties fo:font-size="15pt" fo:font-style="normal" officeooo:rsid="0059aa4a" officeooo:paragraph-rsid="009b3666" style:font-size-asian="15pt" style:font-style-asian="normal" style:font-size-complex="15pt" style:font-style-complex="normal"/>
    </style:style>
    <style:style style:name="P7" style:family="paragraph" style:parent-style-name="Standard">
      <style:text-properties fo:font-size="15pt" fo:font-style="normal" officeooo:rsid="007f2920" officeooo:paragraph-rsid="007f2920" style:font-size-asian="15pt" style:font-style-asian="normal" style:font-size-complex="15pt" style:font-style-complex="normal"/>
    </style:style>
    <style:style style:name="P8" style:family="paragraph" style:parent-style-name="Standard">
      <style:text-properties fo:font-size="15pt" fo:font-style="normal" officeooo:rsid="0095b751" officeooo:paragraph-rsid="0095b751" style:font-size-asian="15pt" style:font-style-asian="normal" style:font-size-complex="15pt" style:font-style-complex="normal"/>
    </style:style>
    <style:style style:name="P9" style:family="paragraph" style:parent-style-name="Standard">
      <style:text-properties fo:font-size="15pt" fo:font-style="normal" fo:font-weight="bold" officeooo:rsid="00648c56" officeooo:paragraph-rsid="00130673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font-style="normal" fo:font-weight="bold" officeooo:rsid="00ae04ea" officeooo:paragraph-rsid="00130673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style:text-position="0% 100%" fo:font-size="15pt" fo:font-style="normal" fo:font-weight="normal" officeooo:rsid="009b389d" officeooo:paragraph-rsid="00130673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style:text-position="0% 100%" fo:font-size="15pt" fo:font-style="normal" fo:font-weight="normal" officeooo:rsid="00ae04ea" officeooo:paragraph-rsid="00130673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style:text-position="0% 100%" fo:font-size="15pt" fo:font-style="italic" fo:font-weight="normal" officeooo:rsid="00b8bba8" officeooo:paragraph-rsid="00130673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text-properties style:text-position="0% 100%" fo:font-size="15pt" fo:font-style="normal" fo:font-weight="normal" officeooo:rsid="00b6a97b" officeooo:paragraph-rsid="00130673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style:text-position="0% 100%" fo:font-size="15pt" fo:font-style="italic" fo:font-weight="normal" officeooo:rsid="00bbed8f" officeooo:paragraph-rsid="00130673" style:font-size-asian="15pt" style:font-style-asian="italic" style:font-weight-asian="normal" style:font-size-complex="15pt" style:font-style-complex="italic" style:font-weight-complex="normal"/>
    </style:style>
    <style:style style:name="P16" style:family="paragraph" style:parent-style-name="Standard">
      <style:text-properties fo:font-size="15pt" fo:font-style="normal" fo:font-weight="bold" officeooo:rsid="00648c56" officeooo:paragraph-rsid="004580f2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c2b558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c3b813" style:font-style-asian="normal" style:font-weight-asian="normal" style:font-style-complex="normal" style:font-weight-complex="normal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b6a97b" style:font-weight-asian="normal" style:font-weight-complex="normal"/>
    </style:style>
    <style:style style:name="T9" style:family="text">
      <style:text-properties style:text-position="0% 100%" fo:font-weight="normal" officeooo:rsid="0097196f" style:font-weight-asian="normal" style:font-weight-complex="normal"/>
    </style:style>
    <style:style style:name="T10" style:family="text">
      <style:text-properties style:text-position="0% 100%" fo:font-weight="normal" officeooo:rsid="009b3666" style:font-weight-asian="normal" style:font-weight-complex="normal"/>
    </style:style>
    <style:style style:name="T11" style:family="text">
      <style:text-properties style:text-position="0% 100%" fo:font-weight="normal" officeooo:rsid="00b58c24" style:font-weight-asian="normal" style:font-weight-complex="normal"/>
    </style:style>
    <style:style style:name="T12" style:family="text">
      <style:text-properties style:text-position="0% 100%" fo:font-weight="normal" officeooo:rsid="00b6502d" style:font-weight-asian="normal" style:font-weight-complex="normal"/>
    </style:style>
    <style:style style:name="T13" style:family="text">
      <style:text-properties style:text-position="0% 100%" fo:font-weight="normal" officeooo:rsid="00b7307c" style:font-weight-asian="normal" style:font-weight-complex="normal"/>
    </style:style>
    <style:style style:name="T14" style:family="text">
      <style:text-properties style:text-position="0% 100%" fo:font-weight="normal" officeooo:rsid="00b8cd21" style:font-weight-asian="normal" style:font-weight-complex="normal"/>
    </style:style>
    <style:style style:name="T15" style:family="text">
      <style:text-properties style:text-position="0% 100%" officeooo:rsid="009b389d"/>
    </style:style>
    <style:style style:name="T1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 fo:font-style="normal" fo:font-weight="normal" officeooo:rsid="00bc6552" style:font-style-asian="normal" style:font-weight-asian="normal" style:font-style-complex="normal" style:font-weight-complex="normal"/>
    </style:style>
    <style:style style:name="T18" style:family="text">
      <style:text-properties style:text-position="super 58%" fo:font-style="normal" fo:font-weight="normal" officeooo:rsid="00c2b558" style:font-style-asian="normal" style:font-weight-asian="normal" style:font-style-complex="normal" style:font-weight-complex="normal"/>
    </style:style>
    <style:style style:name="T19" style:family="text">
      <style:text-properties fo:font-weight="bold" officeooo:rsid="006aa32c" style:font-weight-asian="bold" style:font-weight-complex="bold"/>
    </style:style>
    <style:style style:name="T20" style:family="text">
      <style:text-properties fo:font-weight="bold" officeooo:rsid="00474478" style:font-weight-asian="bold" style:font-weight-complex="bold"/>
    </style:style>
    <style:style style:name="T21" style:family="text">
      <style:text-properties fo:font-weight="bold" officeooo:rsid="005a6616" style:font-weight-asian="bold" style:font-weight-complex="bold"/>
    </style:style>
    <style:style style:name="T22" style:family="text">
      <style:text-properties fo:font-weight="bold" officeooo:rsid="00810395" style:font-weight-asian="bold" style:font-weight-complex="bold"/>
    </style:style>
    <style:style style:name="T23" style:family="text">
      <style:text-properties fo:font-weight="bold" officeooo:rsid="008e5d99" style:font-weight-asian="bold" style:font-weight-complex="bold"/>
    </style:style>
    <style:style style:name="T24" style:family="text">
      <style:text-properties fo:font-weight="bold" officeooo:rsid="009bfdf2" style:font-weight-asian="bold" style:font-weight-complex="bold"/>
    </style:style>
    <style:style style:name="T25" style:family="text">
      <style:text-properties officeooo:rsid="006aa32c"/>
    </style:style>
    <style:style style:name="T26" style:family="text">
      <style:text-properties officeooo:rsid="0029934d"/>
    </style:style>
    <style:style style:name="T27" style:family="text">
      <style:text-properties officeooo:rsid="00474478"/>
    </style:style>
    <style:style style:name="T28" style:family="text">
      <style:text-properties officeooo:rsid="005a6616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6aa32c" style:font-weight-asian="normal" style:font-weight-complex="normal"/>
    </style:style>
    <style:style style:name="T31" style:family="text">
      <style:text-properties fo:font-weight="normal" officeooo:rsid="006fb7b7" style:font-weight-asian="normal" style:font-weight-complex="normal"/>
    </style:style>
    <style:style style:name="T32" style:family="text">
      <style:text-properties fo:font-weight="normal" officeooo:rsid="0071a08b" style:font-weight-asian="normal" style:font-weight-complex="normal"/>
    </style:style>
    <style:style style:name="T33" style:family="text">
      <style:text-properties fo:font-weight="normal" officeooo:rsid="00759dbf" style:font-weight-asian="normal" style:font-weight-complex="normal"/>
    </style:style>
    <style:style style:name="T34" style:family="text">
      <style:text-properties fo:font-weight="normal" officeooo:rsid="00768545" style:font-weight-asian="normal" style:font-weight-complex="normal"/>
    </style:style>
    <style:style style:name="T35" style:family="text">
      <style:text-properties fo:font-weight="normal" officeooo:rsid="00810395" style:font-weight-asian="normal" style:font-weight-complex="normal"/>
    </style:style>
    <style:style style:name="T36" style:family="text">
      <style:text-properties fo:font-weight="normal" officeooo:rsid="0082f989" style:font-weight-asian="normal" style:font-weight-complex="normal"/>
    </style:style>
    <style:style style:name="T37" style:family="text">
      <style:text-properties fo:font-weight="normal" officeooo:rsid="0086a1f2" style:font-weight-asian="normal" style:font-weight-complex="normal"/>
    </style:style>
    <style:style style:name="T38" style:family="text">
      <style:text-properties fo:font-weight="normal" officeooo:rsid="008873ce" style:font-weight-asian="normal" style:font-weight-complex="normal"/>
    </style:style>
    <style:style style:name="T39" style:family="text">
      <style:text-properties fo:font-weight="normal" officeooo:rsid="008e5d99" style:font-weight-asian="normal" style:font-weight-complex="normal"/>
    </style:style>
    <style:style style:name="T40" style:family="text">
      <style:text-properties fo:font-weight="normal" officeooo:rsid="008edc0e" style:font-weight-asian="normal" style:font-weight-complex="normal"/>
    </style:style>
    <style:style style:name="T41" style:family="text">
      <style:text-properties fo:font-weight="normal" officeooo:rsid="00c4e867" style:font-weight-asian="normal" style:font-weight-complex="normal"/>
    </style:style>
    <style:style style:name="T42" style:family="text">
      <style:text-properties fo:font-weight="normal" officeooo:rsid="00c51bbb" style:font-weight-asian="normal" style:font-weight-complex="normal"/>
    </style:style>
    <style:style style:name="T43" style:family="text">
      <style:text-properties fo:font-weight="normal" officeooo:rsid="00c6361c" style:font-weight-asian="normal" style:font-weight-complex="normal"/>
    </style:style>
    <style:style style:name="T44" style:family="text">
      <style:text-properties officeooo:rsid="009bfdf2"/>
    </style:style>
    <style:style style:name="T45" style:family="text">
      <style:text-properties officeooo:rsid="00d21bc3"/>
    </style:style>
    <style:style style:name="T46" style:family="text">
      <style:text-properties fo:font-size="18pt" officeooo:rsid="00d2ed6a" style:font-size-asian="15.75pt" style:font-size-complex="18pt"/>
    </style:style>
    <style:style style:name="T47" style:family="text">
      <style:text-properties fo:font-size="18pt" officeooo:rsid="00d42c17" style:font-size-asian="15.75pt" style:font-size-complex="18pt"/>
    </style:style>
    <style:style style:name="T48" style:family="text">
      <style:text-properties fo:font-size="18pt" officeooo:rsid="00d455a5" style:font-size-asian="15.75pt" style:font-size-complex="18pt"/>
    </style:style>
    <style:style style:name="T49" style:family="text">
      <style:text-properties fo:font-size="18pt" officeooo:rsid="00d6b353" style:font-size-asian="15.75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<text:tab/><text:tab/><text:tab/><text:tab/><text:tab/><text:tab/><text:span text:style-name="T46"><text:tab/></text:span><text:span text:style-name="T48">Cards of DisneyLand</text:span></text:p>
      <text:p text:style-name="P16"/>
      <text:p text:style-name="P16"><text:span text:style-name="T45">PROBLEM STATEMENT</text:span>:</text:p>
      <text:p text:style-name="P16"/>
      <text:p text:style-name="P5">Donald <text:span text:style-name="T26">Duck distibuted cards (with values written on it) amongst Mickey, Minnie and Goofy.</text:span></text:p>
      <text:p text:style-name="P5"/>
      <text:p text:style-name="P5"><text:span text:style-name="T27">Donald has to distribute all </text:span><text:span text:style-name="T20">N</text:span><text:span text:style-name="T27"> cards in a continuous sequential manner i.e. cards numbered from </text:span><text:span text:style-name="T20">1</text:span><text:span text:style-name="T27">st to </text:span><text:span text:style-name="T20">x</text:span><text:span text:style-name="T27">th card must be given to Mickey, cards from </text:span><text:span text:style-name="T20">x+1</text:span><text:span text:style-name="T27">th to </text:span><text:span text:style-name="T20">y</text:span><text:span text:style-name="T27">th <text:s/>card must be given to Minnie and the rest of the cards from </text:span><text:span text:style-name="T20">y+1</text:span><text:span text:style-name="T27">th to </text:span><text:span text:style-name="T20">n</text:span><text:span text:style-name="T27">th card must be given to Goofy. <text:s/></text:span></text:p>
      <text:p text:style-name="P5"/>
      <text:p text:style-name="P6">Being impartial, <text:span text:style-name="T28">Donald wants to distribute these cards in such a way that the sum of values (written on cards) must be </text:span><text:span text:style-name="T21">equal</text:span><text:span text:style-name="T28"> for each of them.</text:span></text:p>
      <text:p text:style-name="P6"><text:span text:style-name="T44">Calculate the </text:span><text:span text:style-name="T24">total number of ways</text:span><text:span text:style-name="T44"> to distribute the cards into three parts with the same total values. </text:span></text:p>
      <text:p text:style-name="P2"/>
      <text:p text:style-name="P9">INPUT:</text:p>
      <text:p text:style-name="P3"/>
      <text:p text:style-name="P4">First line <text:span text:style-name="T25">contains an integer </text:span><text:span text:style-name="T19">N</text:span><text:span text:style-name="T30">, </text:span><text:span text:style-name="T31">denoting </text:span><text:span text:style-name="T32">the </text:span><text:span text:style-name="T33">total </text:span><text:span text:style-name="T34">number of cards.</text:span></text:p>
      <text:p text:style-name="P7"><text:span text:style-name="T34">T</text:span><text:span text:style-name="T29">he second line </text:span><text:span text:style-name="T35">contains </text:span><text:span text:style-name="T22">N </text:span><text:span text:style-name="T36">integers </text:span><text:span text:style-name="T41">(</text:span><text:span text:style-name="T42">A</text:span><text:span text:style-name="T43">[1], A[2]......A[N]</text:span><text:span text:style-name="T41">) </text:span><text:span text:style-name="T36">– </text:span><text:span text:style-name="T37">the </text:span><text:span text:style-name="T38">values written on </text:span><text:span text:style-name="T23">N</text:span><text:span text:style-name="T39"> </text:span><text:span text:style-name="T40">cards.</text:span></text:p>
      <text:p text:style-name="P11"/>
      <text:p text:style-name="P11"/>
      <text:p text:style-name="P10"><text:span text:style-name="T15">O</text:span><text:span text:style-name="T1">UTPUT:</text:span></text:p>
      <text:p text:style-name="P14"/>
      <text:p text:style-name="P8"><text:span text:style-name="T8">P</text:span><text:span text:style-name="T7">rint a </text:span><text:span text:style-name="T9">single integer – </text:span><text:span text:style-name="T10">the </text:span><text:span text:style-name="T11">number of ways to distribute cards </text:span><text:span text:style-name="T12">into </text:span><text:span text:style-name="T13">three friends </text:span><text:span text:style-name="T14">with the same total values.</text:span></text:p>
      <text:p text:style-name="P12"/>
      <text:p text:style-name="P12"/>
      <text:p text:style-name="P13">Constraints:</text:p>
      <text:p text:style-name="P13"/>
      <text:p text:style-name="P1"><text:span text:style-name="T2">1 &lt;= N &lt;=10</text:span><text:span text:style-name="T16">5</text:span></text:p>
      <text:p text:style-name="P1"><text:span text:style-name="T2">-1</text:span><text:span text:style-name="T5">0</text:span><text:span text:style-name="T18">9</text:span><text:span text:style-name="T2"> &lt;= </text:span><text:span text:style-name="T6">A[i]</text:span><text:span text:style-name="T4"> &lt;</text:span><text:span text:style-name="T3">= 10</text:span><text:span text:style-name="T17">9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41:42.309360461</meta:creation-date>
    <dc:date>2019-06-15T19:28:06.503782197</dc:date>
    <meta:editing-duration>PT36M36S</meta:editing-duration>
    <meta:editing-cycles>127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73" meta:character-count="972" meta:non-whitespace-character-count="800"/>
  </office:meta>
</office:document-meta>
</file>